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9000001661D03EB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64cm" fo:margin-left="9.932cm" table:align="left"/>
    </style:style>
    <style:style style:name="Table2.A" style:family="table-column">
      <style:table-column-properties style:column-width="7.06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23b822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Contents_20_1">
      <style:paragraph-properties fo:text-align="end" style:justify-single-word="false"/>
    </style:style>
    <style:style style:name="P9" style:family="paragraph" style:parent-style-name="Contents_20_1">
      <style:text-properties fo:font-weight="bold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master-page-name="First_20_Page">
      <style:paragraph-properties style:page-number="auto"/>
    </style:style>
    <style:style style:name="P12" style:family="paragraph" style:parent-style-name="Standard">
      <style:paragraph-properties fo:text-align="start" style:justify-single-word="false"/>
      <style:text-properties fo:font-weight="normal" officeooo:paragraph-rsid="002964f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bea54" officeooo:paragraph-rsid="0036942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32920a"/>
    </style:style>
    <style:style style:name="T3" style:family="text">
      <style:text-properties officeooo:rsid="0033ea40"/>
    </style:style>
    <style:style style:name="T4" style:family="text">
      <style:text-properties officeooo:rsid="003553c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4">Le <text:text-input text:description="&lt;formatLang(o.meeting_id.date,date=True)&gt;">&lt;formatLang(o.meeting_id.date,date=True)&gt;</text:text-input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6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6"><text:text-input text:description="&lt;if test=&quot;o.honorific is True&quot;&gt;">&lt;if test="o.honorific is True"&gt;</text:text-input></text:p>
      <text:p text:style-name="P6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6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6"><text:text-input text:description="&lt;/if&gt;">&lt;/if&gt;</text:text-input></text:p>
      <text:p text:style-name="P6"><text:text-input text:description="&lt;/if&gt;">&lt;/if&gt;</text:text-input></text:p>
      <text:p text:style-name="P6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6"><text:soft-page-break/>Je fais suite à votre consultation de ce jour.</text:p>
      <text:p text:style-name="P6"><text:text-input text:description="&lt;/if&gt;">&lt;/if&gt;</text:text-input></text:p>
      <text:p text:style-name="P6"><text:text-input text:description="&lt;if test=&quot;o.receiver_partner is False&quot;&gt;">&lt;if test="o.receiver_partner is False"&gt;</text:text-input></text:p>
      <text:p text:style-name="P6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6"><text:text-input text:description="&lt;/if&gt;">&lt;/if&gt;</text:text-input></text:p>
      <text:p text:style-name="P6"/>
      <text:p text:style-name="P6"><text:text-input text:description="&lt;o.meeting_id.chief_complaint&gt;">&lt;o.meeting_id.chief_complaint&gt;</text:text-input></text:p>
      <text:p text:style-name="P6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 :</text:p>
      <text:p text:style-name="P1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 <text:text-input text:description="&lt;line.va_or&gt;">&lt;va_or&gt;</text:text-input> <text:text-input text:description="&lt;line.nv_od&gt;">&lt;nv_od&gt;</text:text-input></text:p>
      <text:p text:style-name="P13">OG : <text:text-input text:description="&lt;line.va_os&gt;">&lt;va_os&gt;</text:text-input> <text:text-input text:description="&lt;if test=&quot;line.qualif_os&quot;&gt;">if qualif_od</text:text-input> (<text:text-input text:description="&lt;get_selection_item(line,'qualif_os')&gt;">&lt;get_selection_item(line,'qualif_od')&gt;</text:text-input>) <text:text-input text:description="&lt;/if&gt;">&lt;/if&gt;</text:text-input> <text:span text:style-name="T4"><text:text-input text:description="&lt;line.va_ol&gt;">&lt;va_ol&gt;</text:text-input></text:span> <text:span text:style-name="T3"><text:text-input text:description="&lt;line.nv_os&gt;">&lt;nv_os&gt;</text:text-input></text:span></text:p>
      <text:p text:style-name="P3"><text:text-input text:description="&lt;/if&gt;">&lt;/if&gt;</text:text-input></text:p>
      <text:p text:style-name="P3"/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10"><text:text-input text:description="&lt;choose&gt;">&lt;choose&gt;</text:text-input></text:p>
      <text:p text:style-name="P10"><text:text-input text:description=""/><text:text-input text:description="&lt;when test=&quot;line.as_od == line.as_os&quot;&gt;">&lt;when test="line.as_od == line.as_os"&gt;</text:text-input></text:p>
      <text:p text:style-name="P10">ODG : <text:text-input text:description="&lt;line.as_od&gt;">as_od</text:text-input></text:p>
      <text:p text:style-name="P10"><text:text-input text:description="&lt;/when&gt;">&lt;/when&gt;</text:text-input></text:p>
      <text:p text:style-name="P10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10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10"><text:text-input text:description="&lt;choose&gt;">&lt;choose&gt;</text:text-input></text:p>
      <text:p text:style-name="P10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10"><text:text-input text:description="&lt;/when&gt;">&lt;/when&gt;</text:text-input></text:p>
      <text:p text:style-name="P10"><text:text-input text:description="&lt;otherwise&gt;">&lt;otherwise&gt;</text:text-input></text:p>
      <text:p text:style-name="P2">TO : OD: <text:text-input text:description="&lt;line.iop_od&gt;">&lt;line.iop_od&gt;</text:text-input> <text:s/>| <text:s/>OG:<text:text-input text:description="&lt;line.iop_os&gt;">&lt;line.iop_os&gt;</text:text-input></text:p>
      <text:p text:style-name="P10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10"><text:text-input text:description="&lt;choose&gt;">&lt;choose&gt;</text:text-input></text:p>
      <text:p text:style-name="P10"><text:text-input text:description=""/><text:text-input text:description="&lt;when test=&quot;line.ps_od == line.ps_os&quot;&gt;">&lt;when test="line.ps_od == line.ps_os"&gt;</text:text-input></text:p>
      <text:p text:style-name="P10">ODG : <text:text-input text:description="&lt;line.ps_od&gt;">ps_od</text:text-input></text:p>
      <text:p text:style-name="P10"><text:text-input text:description="&lt;/when&gt;">&lt;/when&gt;</text:text-input></text:p>
      <text:p text:style-name="P10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10"><text:soft-page-break/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5">Conclusion :</text:p>
      <text:p text:style-name="P5"><text:text-input text:description="&lt;if test=&quot;o.receiver_partner is True&quot;&gt;">&lt;if test="o.receiver_partner is True"&gt;</text:text-input></text:p>
      <text:p text:style-name="P5">Je reste à votre disposition pour de plus amples renseignements.</text:p>
      <text:p text:style-name="P5">Veuillez agréer, <text:text-input text:description="&lt;o.partner_id.title.name&gt;">&lt;o.partner_id.title.name&gt;</text:text-input>, l'expression de mes meilleurs sentiments.</text:p>
      <text:p text:style-name="P5"><text:text-input text:description="&lt;/if&gt;">&lt;/if&gt;</text:text-input></text:p>
      <text:p text:style-name="P5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4"><draw:frame draw:style-name="fr1" draw:name="graphics1" text:anchor-type="paragraph" svg:x="10.43cm" svg:y="0.208cm" svg:width="5.622cm" svg:height="1.803cm" draw:z-index="0"><draw:image xlink:href="Pictures/1000020100000409000001661D03EB55.png" xlink:type="simple" xlink:show="embed" xlink:actuate="onLoad"/></draw:frame><text:text-input text:description="&lt;user.signature&gt;">&lt;user.signature&gt;</text:text-input></text:p>
      <text:p text:style-name="P4"/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9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8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8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7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4.3.3.2$Linux_X86_64 LibreOffice_project/430m0$Build-2</meta:generator>
    <dc:date>2017-01-04T13:49:19.147889803</dc:date>
    <meta:editing-duration>P1DT2H44M</meta:editing-duration>
    <meta:editing-cycles>222</meta:editing-cycles>
    <dc:creator>L. FRANCOIS</dc:creator>
    <meta:document-statistic meta:table-count="3" meta:image-count="1" meta:object-count="0" meta:page-count="3" meta:paragraph-count="123" meta:word-count="817" meta:character-count="4095" meta:non-whitespace-character-count="3821"/>
  </office:meta>
</office:document-meta>
</file>